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eaad" officeooo:paragraph-rsid="001deaa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17e7" officeooo:paragraph-rsid="002017e7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017e7" officeooo:paragraph-rsid="002017e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017e7" officeooo:paragraph-rsid="002017e7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20327" officeooo:paragraph-rsid="00220327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50c990" officeooo:paragraph-rsid="0050c990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57de3" officeooo:paragraph-rsid="00257de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40124" officeooo:paragraph-rsid="00240124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6edfe" officeooo:paragraph-rsid="0026edfe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8e716" officeooo:paragraph-rsid="0028e716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ae0ae" officeooo:paragraph-rsid="002ae0ae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c9b32" officeooo:paragraph-rsid="002c9b3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ef244" officeooo:paragraph-rsid="002ef24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34241f" officeooo:paragraph-rsid="0034241f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354cb4" officeooo:paragraph-rsid="00354cb4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79db8" officeooo:paragraph-rsid="00379db8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ae67a" officeooo:paragraph-rsid="003ae67a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officeooo:rsid="003b2b58" officeooo:paragraph-rsid="003b2b58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431956" officeooo:paragraph-rsid="00431956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44d9e7" officeooo:paragraph-rsid="0044d9e7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officeooo:rsid="0045bff8" officeooo:paragraph-rsid="0045bff8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472631" officeooo:paragraph-rsid="00472631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officeooo:rsid="00475903" officeooo:paragraph-rsid="00475903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officeooo:rsid="00393c48" officeooo:paragraph-rsid="00393c48"/>
    </style:style>
    <style:style style:name="P25" style:family="paragraph" style:parent-style-name="Standard" style:list-style-name="L1">
      <style:paragraph-properties fo:text-align="start" style:justify-single-word="false"/>
      <style:text-properties style:text-position="0% 100%" officeooo:rsid="003d1101" officeooo:paragraph-rsid="003d1101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officeooo:rsid="003e5e82" officeooo:paragraph-rsid="003e5e82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officeooo:rsid="00406851" officeooo:paragraph-rsid="00406851"/>
    </style:style>
    <style:style style:name="P28" style:family="paragraph" style:parent-style-name="Standard" style:list-style-name="L1">
      <style:paragraph-properties fo:text-align="start" style:justify-single-word="false"/>
      <style:text-properties style:text-position="0% 100%" officeooo:rsid="00493630" officeooo:paragraph-rsid="00493630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b48a3" officeooo:paragraph-rsid="003b48a3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f97ae" officeooo:paragraph-rsid="0040fbdd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4ad870" officeooo:paragraph-rsid="004ad870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cb636" officeooo:paragraph-rsid="004d7bb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40fbdd"/>
    </style:style>
    <style:style style:name="T4" style:family="text">
      <style:text-properties style:text-position="0% 100%" officeooo:rsid="004bb7ce"/>
    </style:style>
    <style:style style:name="T5" style:family="text">
      <style:text-properties style:text-position="0% 100%" officeooo:rsid="004d7bba"/>
    </style:style>
    <style:style style:name="T6" style:family="text">
      <style:text-properties style:text-position="0% 100%" officeooo:rsid="004ec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2</text:p>
      <text:p text:style-name="P1"/>
      <text:list xml:id="list4109015207" text:style-name="L1">
        <text:list-item>
          <text:p text:style-name="P2">Exam 1 – Wednesday 14<text:span text:style-name="T1">th</text:span></text:p>
          <text:list>
            <text:list-item>
              <text:p text:style-name="P3">70 (GOL) 1400</text:p>
            </text:list-item>
            <text:list-item>
              <text:p text:style-name="P5">Up until last Friday </text:p>
            </text:list-item>
            <text:list-item>
              <text:p text:style-name="P6">la does not read memory </text:p>
            </text:list-item>
          </text:list>
        </text:list-item>
        <text:list-item>
          <text:p text:style-name="P2"><text:span text:style-name="T2">Review – Tuesday 13</text:span><text:span text:style-name="T1">th</text:span><text:span text:style-name="T2"> </text:span></text:p>
          <text:list>
            <text:list-item>
              <text:p text:style-name="P3">12:30-1:20</text:p>
            </text:list-item>
            <text:list-item>
              <text:p text:style-name="P3">70 (GOL) 3455</text:p>
            </text:list-item>
          </text:list>
        </text:list-item>
      </text:list>
      <text:p text:style-name="P4"/>
      <text:list xml:id="list140618249974195" text:continue-numbering="true" text:style-name="L1">
        <text:list-item>
          <text:p text:style-name="P7">Do while loop</text:p>
          <text:list>
            <text:list-item>
              <text:p text:style-name="P8">do {</text:p>
              <text:list>
                <text:list-item>
                  <text:p text:style-name="P8">//body</text:p>
                </text:list-item>
                <text:list-item>
                  <text:p text:style-name="P8">s0 = s0 + 1</text:p>
                </text:list-item>
              </text:list>
            </text:list-item>
            <text:list-item>
              <text:p text:style-name="P8">} while (s0 &lt; s1);</text:p>
            </text:list-item>
            <text:list-item>
              <text:p text:style-name="P7">Guaranteed to run the do at least once </text:p>
            </text:list-item>
            <text:list-item>
              <text:p text:style-name="P9">loop:</text:p>
              <text:list>
                <text:list-item>
                  <text:p text:style-name="P9">//body</text:p>
                </text:list-item>
                <text:list-item>
                  <text:p text:style-name="P9">s0 + s1</text:p>
                </text:list-item>
                <text:list-item>
                  <text:p text:style-name="P9">if(so &lt; s1) goto loop</text:p>
                </text:list-item>
              </text:list>
            </text:list-item>
            <text:list-item>
              <text:p text:style-name="P10">loop:</text:p>
              <text:list>
                <text:list-item>
                  <text:p text:style-name="P10">#body</text:p>
                </text:list-item>
                <text:list-item>
                  <text:p text:style-name="P10">addi $s0, $s0, 1</text:p>
                </text:list-item>
                <text:list-item>
                  <text:p text:style-name="P11">slt $t0, $s0, $s1 </text:p>
                </text:list-item>
                <text:list-item>
                  <text:p text:style-name="P12">bne $t0, $zero, $loop </text:p>
                </text:list-item>
              </text:list>
            </text:list-item>
          </text:list>
        </text:list-item>
        <text:list-item>
          <text:p text:style-name="P13">Switch statement </text:p>
          <text:list>
            <text:list-item>
              <text:p text:style-name="P13">switch(s0){</text:p>
              <text:list>
                <text:list-item>
                  <text:p text:style-name="P13">case 0: </text:p>
                  <text:list>
                    <text:list-item>
                      <text:p text:style-name="P13">//code 0 </text:p>
                    </text:list-item>
                    <text:list-item>
                      <text:p text:style-name="P13">break;</text:p>
                    </text:list-item>
                  </text:list>
                </text:list-item>
                <text:list-item>
                  <text:p text:style-name="P13">case 1:</text:p>
                  <text:list>
                    <text:list-item>
                      <text:p text:style-name="P13">//code 1 </text:p>
                    </text:list-item>
                    <text:list-item>
                      <text:p text:style-name="P13">break;</text:p>
                    </text:list-item>
                  </text:list>
                </text:list-item>
                <text:list-item>
                  <text:p text:style-name="P13">case 2: </text:p>
                  <text:list>
                    <text:list-item>
                      <text:p text:style-name="P13">//code 2</text:p>
                    </text:list-item>
                    <text:list-item>
                      <text:p text:style-name="P13">break;</text:p>
                    </text:list-item>
                  </text:list>
                </text:list-item>
                <text:list-item>
                  <text:p text:style-name="P13">default:</text:p>
                  <text:list>
                    <text:list-item>
                      <text:p text:style-name="P13">//code def</text:p>
                    </text:list-item>
                  </text:list>
                </text:list-item>
              </text:list>
            </text:list-item>
            <text:list-item>
              <text:p text:style-name="P14">c0: </text:p>
              <text:list>
                <text:list-item>
                  <text:p text:style-name="P14">#code 0</text:p>
                </text:list-item>
                <text:list-item>
                  <text:p text:style-name="P14">j done</text:p>
                </text:list-item>
              </text:list>
            </text:list-item>
            <text:list-item>
              <text:p text:style-name="P14">c1:</text:p>
              <text:list>
                <text:list-item>
                  <text:p text:style-name="P14">#code 1</text:p>
                </text:list-item>
                <text:list-item>
                  <text:p text:style-name="P14">j done</text:p>
                </text:list-item>
              </text:list>
            </text:list-item>
            <text:list-item>
              <text:p text:style-name="P14">c2: </text:p>
              <text:list>
                <text:list-item>
                  <text:p text:style-name="P14">#code 2</text:p>
                </text:list-item>
                <text:list-item>
                  <text:p text:style-name="P14">j done </text:p>
                </text:list-item>
              </text:list>
            </text:list-item>
            <text:list-item>
              <text:p text:style-name="P14">def:</text:p>
              <text:list>
                <text:list-item>
                  <text:p text:style-name="P14">#code def</text:p>
                </text:list-item>
              </text:list>
            </text:list-item>
            <text:list-item>
              <text:p text:style-name="P15"><text:soft-page-break/>done: </text:p>
            </text:list-item>
            <text:list-item>
              <text:p text:style-name="P16">Elf magic – const time load s1 with address of correct case </text:p>
              <text:list>
                <text:list-item>
                  <text:p text:style-name="P17">If s0 &lt; 0, goto def </text:p>
                </text:list-item>
                <text:list-item>
                  <text:p text:style-name="P18">If s0 &gt; 2, goto def </text:p>
                </text:list-item>
                <text:list-item>
                  <text:p text:style-name="P19">Set up an array with 3 entries: address of case 0, case 1, and case 2 </text:p>
                  <text:list>
                    <text:list-item>
                      <text:p text:style-name="P20">In C, s1 = table[s0]</text:p>
                    </text:list-item>
                    <text:list-item>
                      <text:p text:style-name="P21">base + index*len </text:p>
                    </text:list-item>
                    <text:list-item>
                      <text:p text:style-name="P22">table + s0*4</text:p>
                      <text:list>
                        <text:list-item>
                          <text:p text:style-name="P23">This gives the address for our case </text:p>
                        </text:list-item>
                      </text:list>
                    </text:list-item>
                  </text:list>
                </text:list-item>
                <text:list-item>
                  <text:p text:style-name="P24">jr $s1</text:p>
                </text:list-item>
              </text:list>
            </text:list-item>
            <text:list-item>
              <text:p text:style-name="P29"><text:span text:style-name="T2">slt $t0, $s0, $zero </text:span><text:span text:style-name="T3">#check for lower bound &lt; 0</text:span></text:p>
            </text:list-item>
            <text:list-item>
              <text:p text:style-name="P25">bne $t0, $zero, def</text:p>
            </text:list-item>
            <text:list-item>
              <text:p text:style-name="P26">li $t1, 2 </text:p>
            </text:list-item>
            <text:list-item>
              <text:p text:style-name="P30"><text:span text:style-name="T2">slt $t0, $t1, $s0 </text:span><text:span text:style-name="T3">#check for upper bound &gt; 2</text:span></text:p>
            </text:list-item>
            <text:list-item>
              <text:p text:style-name="P27">bne $t0, $zero, def </text:p>
            </text:list-item>
            <text:list-item>
              <text:p text:style-name="P28">la $t2, table </text:p>
            </text:list-item>
            <text:list-item>
              <text:p text:style-name="P31"><text:span text:style-name="T2">mul </text:span><text:span text:style-name="T4">$t3, $s0, 4</text:span></text:p>
            </text:list-item>
            <text:list-item>
              <text:p text:style-name="P32"><text:span text:style-name="T4">a</text:span><text:span text:style-name="T2">dd $s1, $t2, $t3</text:span></text:p>
            </text:list-item>
            <text:list-item>
              <text:p text:style-name="P32"><text:span text:style-name="T5">l</text:span><text:span text:style-name="T6">w $s1, 0($s1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7:30.677965960</meta:creation-date>
    <dc:date>2018-02-12T14:09:56.550685334</dc:date>
    <meta:editing-duration>PT42M6S</meta:editing-duration>
    <meta:editing-cycles>42</meta:editing-cycles>
    <meta:generator>LibreOffice/6.0.1.1$Linux_X86_64 LibreOffice_project/00m0$Build-1</meta:generator>
    <meta:document-statistic meta:table-count="0" meta:image-count="0" meta:object-count="0" meta:page-count="2" meta:paragraph-count="66" meta:word-count="282" meta:character-count="1041" meta:non-whitespace-character-count="863"/>
  </office:meta>
</office:document-meta>
</file>